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2" svg:font-family="Tahoma"/>
    <style:font-face style:name="OpenSymbol" svg:font-family="OpenSymbol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Tahoma" svg:font-family="Tahom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style style:name="P2" style:family="paragraph" style:parent-style-name="Standard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3" style:family="paragraph" style:parent-style-name="Titre_20_Partie">
      <style:paragraph-properties fo:break-before="column"/>
    </style:style>
    <style:style style:name="P4" style:family="paragraph" style:parent-style-name="Titre_20_Partie">
      <style:paragraph-properties fo:break-before="column" style:text-autospace="none"/>
    </style:style>
    <style:style style:name="P5" style:family="paragraph" style:parent-style-name="Titre_20_Chapitre">
      <style:paragraph-properties fo:padding="0cm" fo:border-left="none" fo:border-right="none" fo:border-top="none" fo:border-bottom="0.99pt solid #000000" style:shadow="none">
        <style:tab-stops>
          <style:tab-stop style:position="27.7cm" style:type="right"/>
        </style:tab-stops>
      </style:paragraph-properties>
      <style:text-properties fo:font-size="16pt" style:font-size-asian="16pt" style:font-size-complex="16pt"/>
    </style:style>
    <style:style style:name="P6" style:family="paragraph" style:parent-style-name="Table_20_Contents">
      <style:paragraph-properties style:text-autospace="non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margin-top="0cm" fo:margin-bottom="0cm" loext:contextual-spacing="false"/>
    </style:style>
    <style:style style:name="P9" style:family="paragraph" style:parent-style-name="Table_20_Contents">
      <style:paragraph-properties fo:margin-top="0.199cm" fo:margin-bottom="0.199cm" loext:contextual-spacing="false" fo:text-align="center" style:justify-single-word="false"/>
    </style:style>
    <style:style style:name="P10" style:family="paragraph" style:parent-style-name="Table_20_Contents">
      <style:paragraph-properties fo:margin-top="0.27cm" fo:margin-bottom="0.199cm" loext:contextual-spacing="false" fo:text-align="center" style:justify-single-word="false"/>
    </style:style>
    <style:style style:name="P11" style:family="paragraph" style:parent-style-name="Standard" style:list-style-name="List_20_1"/>
    <style:style style:name="P12" style:family="paragraph" style:parent-style-name="Table_20_Contents" style:list-style-name="List_20_1"/>
    <style:style style:name="P13" style:family="paragraph">
      <loext:graphic-properties draw:fill="solid" draw:fill-color="#e6e6e6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.1000003814697pt" style:font-style-asian="normal" style:font-weight-asian="normal" style:font-name-complex="Arial" style:font-size-complex="12.1000003814697pt" style:font-style-complex="normal" style:font-weight-complex="normal" style:text-emphasize="none" style:text-scale="100%" style:font-relief="none" style:text-overline-style="none" style:text-overline-color="font-color"/>
    </style:style>
    <style:style style:name="P1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hatch" draw:fill-color="#99ccff" draw:fill-hatch-name="Hatching_20_4" draw:fill-hatch-solid="false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hatch" draw:fill-color="#99ccff" draw:fill-hatch-name="Hatching_20_3" draw:fill-hatch-solid="false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hatch" draw:fill-color="#99ccff" draw:fill-hatch-name="Hatching_20_9" draw:fill-hatch-solid="false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OpenSymbol"/>
    </style:style>
    <style:style style:name="T3" style:family="text">
      <style:text-properties officeooo:rsid="0011e80f"/>
    </style:style>
    <style:style style:name="T4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.1000003814697pt" style:font-style-asian="normal" style:font-weight-asian="normal" style:font-name-complex="Arial" style:font-size-complex="12.1000003814697pt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true" style:editable="false">
        <style:columns fo:column-count="3" fo:column-gap="0.6cm">
          <style:column-sep style:width="0.035cm" style:color="#000000" style:height="100%" style:style="solid"/>
          <style:column style:rel-width="21845*" fo:start-indent="0cm" fo:end-indent="0.3cm"/>
          <style:column style:rel-width="21845*" fo:start-indent="0.3cm" fo:end-indent="0.3cm"/>
          <style:column style:rel-width="21845*" fo:start-indent="0.3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6e6e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true" style:shrink-to-fit="false" fo:min-height="0.407cm" fo:min-width="0.23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true" style:shrink-to-fit="false" fo:min-height="0.407cm" fo:min-width="0.25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solid" svg:stroke-width="0.049cm" svg:stroke-color="#000000" draw:marker-start="" draw:marker-start-width="0.36cm" draw:marker-start-center="false" draw:marker-end="" draw:marker-end-width="0.36cm" draw:marker-end-center="false" draw:fill="solid" draw:fill-color="#99cc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19cm" svg:stroke-color="#000000" draw:marker-start="" draw:marker-start-width="0.319cm" draw:marker-start-center="false" draw:marker-end="" draw:marker-end-width="0.319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" style:family="graphic">
      <style:graphic-properties draw:stroke="dash" draw:stroke-dash="Dashed_20__28_var_29__20_75" svg:stroke-width="0.019cm" svg:stroke-color="#000000" draw:marker-start="" draw:marker-start-width="0.319cm" draw:marker-start-center="false" draw:marker-end="" draw:marker-end-width="0.319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" style:family="graphic">
      <style:graphic-properties draw:stroke="dash" draw:stroke-dash="Dashed_20__28_var_29__20_7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1" style:family="graphic">
      <style:graphic-properties draw:stroke="dash" draw:stroke-dash="Dashed_20__28_var_29__20_7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true" style:shrink-to-fit="false" fo:min-height="0.407cm" fo:min-width="0.32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.019cm" svg:stroke-color="#000000" draw:marker-start="" draw:marker-start-width="0.33cm" draw:marker-start-center="false" draw:marker-end="Arrow" draw:marker-end-width="0.19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hatch" draw:fill-color="#99ccff" draw:fill-hatch-name="Hatching_20_4" draw:fill-hatch-solid="false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 style:run-through="foreground"/>
    </style:style>
    <style:style style:name="gr15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solid" draw:fill-color="#cccccc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true" style:shrink-to-fit="false" fo:min-height="0.407cm" fo:min-width="0.10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true" style:shrink-to-fit="false" fo:min-height="0.407cm" fo:min-width="0.1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dash" draw:stroke-dash="Dashed_20__28_var_29__20_71" svg:stroke-width="0.019cm" svg:stroke-color="#000000" draw:marker-start="" draw:marker-start-width="0.319cm" draw:marker-start-center="false" draw:marker-end="" draw:marker-end-width="0.319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" style:family="graphic">
      <style:graphic-properties draw:stroke="dash" draw:stroke-dash="Dashed_20__28_var_29__20_72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1" style:family="graphic">
      <style:graphic-properties draw:stroke="dash" draw:stroke-dash="Dashed_20__28_var_29__20_73" svg:stroke-width="0.019cm" svg:stroke-color="#000000" draw:marker-start="" draw:marker-start-width="0.041cm" draw:marker-start-center="false" draw:marker-end="" draw:marker-end-width="0.041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2" style:family="graphic">
      <style:graphic-properties draw:stroke="dash" draw:stroke-dash="Dashed_20__28_var_29__20_74" svg:stroke-width="0.019cm" svg:stroke-color="#000000" draw:marker-start="" draw:marker-start-width="0.041cm" draw:marker-start-center="false" draw:marker-end="" draw:marker-end-width="0.041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hatch" draw:fill-color="#99ccff" draw:fill-hatch-name="Hatching_20_3" draw:fill-hatch-solid="false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 style:run-through="foreground"/>
    </style:style>
    <style:style style:name="gr24" style:family="graphic">
      <style:graphic-properties draw:stroke="dash" draw:stroke-dash="Dashed_20__28_var_29__20_82" svg:stroke-width="0.019cm" svg:stroke-color="#000000" draw:marker-start="" draw:marker-start-width="0.319cm" draw:marker-start-center="false" draw:marker-end="" draw:marker-end-width="0.319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" style:family="graphic">
      <style:graphic-properties draw:stroke="dash" draw:stroke-dash="Dashed_20__28_var_29__20_83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6" style:family="graphic">
      <style:graphic-properties draw:stroke="dash" draw:stroke-dash="Dashed_20__28_var_29__20_84" svg:stroke-width="0.019cm" svg:stroke-color="#000000" draw:marker-start="" draw:marker-start-width="0.041cm" draw:marker-start-center="false" draw:marker-end="" draw:marker-end-width="0.041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hatch" draw:fill-color="#99ccff" draw:fill-hatch-name="Hatching_20_9" draw:fill-hatch-solid="false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 style:run-through="foreground"/>
    </style:style>
    <style:style style:name="gr28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29" style:family="graphic">
      <style:graphic-properties draw:stroke="dash" draw:stroke-dash="Dashed_20__28_var_29__20_80" svg:stroke-width="0.019cm" svg:stroke-color="#000000" draw:marker-start="" draw:marker-start-width="0.28cm" draw:marker-start-center="false" draw:marker-end="" draw:marker-end-width="0.28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0" style:family="graphic">
      <style:graphic-properties draw:stroke="dash" draw:stroke-dash="Dashed_20__28_var_29__20_81" svg:stroke-width="0.019cm" svg:stroke-color="#000000" draw:marker-start="" draw:marker-start-width="0.28cm" draw:marker-start-center="false" draw:marker-end="" draw:marker-end-width="0.28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1" style:family="graphic">
      <style:graphic-properties draw:stroke="solid" svg:stroke-width="0.03cm" svg:stroke-color="#000000" draw:marker-start="" draw:marker-start-width="0.289cm" draw:marker-start-center="false" draw:marker-end="" draw:marker-end-width="0.289cm" draw:marker-end-center="false" draw:fill="solid" draw:fill-color="#99cc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32" style:family="graphic">
      <style:graphic-properties draw:stroke="solid" svg:stroke-width="0.03cm" svg:stroke-color="#000000" draw:marker-start="" draw:marker-start-width="0.289cm" draw:marker-start-center="false" draw:marker-end="" draw:marker-end-width="0.289cm" draw:marker-end-center="false" draw:fill="solid" draw:fill-color="#99cc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33" style:family="graphic">
      <style:graphic-properties draw:stroke="solid" svg:stroke-width="0.03cm" svg:stroke-color="#000000" draw:marker-start="" draw:marker-start-width="0.289cm" draw:marker-start-center="false" draw:marker-end="" draw:marker-end-width="0.289cm" draw:marker-end-center="false" draw:fill="solid" draw:fill-color="#99cc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34" style:family="graphic">
      <style:graphic-properties draw:stroke="solid" svg:stroke-width="0.03cm" svg:stroke-color="#000000" draw:marker-start="" draw:marker-start-width="0.289cm" draw:marker-start-center="false" draw:marker-end="" draw:marker-end-width="0.289cm" draw:marker-end-center="false" draw:fill="solid" draw:fill-color="#99cc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35" style:family="graphic">
      <style:graphic-properties draw:stroke="solid" svg:stroke-width="0.03cm" svg:stroke-color="#000000" draw:marker-start="" draw:marker-start-width="0.289cm" draw:marker-start-center="false" draw:marker-end="" draw:marker-end-width="0.289cm" draw:marker-end-center="false" draw:fill="solid" draw:fill-color="#99cc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36" style:family="graphic">
      <style:graphic-properties draw:stroke="solid" svg:stroke-width="0.03cm" svg:stroke-color="#000000" draw:marker-start="" draw:marker-start-width="0.289cm" draw:marker-start-center="false" draw:marker-end="" draw:marker-end-width="0.289cm" draw:marker-end-center="false" draw:fill="solid" draw:fill-color="#99cc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37" style:family="graphic">
      <style:graphic-properties draw:stroke="solid" svg:stroke-width="0.03cm" svg:stroke-color="#000000" draw:marker-start="" draw:marker-start-width="0.289cm" draw:marker-start-center="false" draw:marker-end="" draw:marker-end-width="0.289cm" draw:marker-end-center="false" draw:fill="solid" draw:fill-color="#99cc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38" style:family="graphic">
      <style:graphic-properties draw:stroke="solid" svg:stroke-width="0.03cm" svg:stroke-color="#000000" draw:marker-start="" draw:marker-start-width="0.289cm" draw:marker-start-center="false" draw:marker-end="" draw:marker-end-width="0.289cm" draw:marker-end-center="false" draw:fill="solid" draw:fill-color="#99cc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39" style:family="graphic">
      <style:graphic-properties draw:stroke="none" svg:stroke-width="0.03cm" svg:stroke-color="#000000" draw:marker-start="" draw:marker-start-width="0.289cm" draw:marker-start-center="false" draw:marker-end="" draw:marker-end-width="0.289cm" draw:marker-end-center="false" draw:fill="solid" draw:fill-color="#cccc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0" style:family="graphic">
      <style:graphic-properties draw:stroke="none" svg:stroke-width="0.03cm" svg:stroke-color="#000000" draw:marker-start="" draw:marker-start-width="0.289cm" draw:marker-start-center="false" draw:marker-end="" draw:marker-end-width="0.289cm" draw:marker-end-center="false" draw:fill="solid" draw:fill-color="#cccc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1" style:family="graphic">
      <style:graphic-properties draw:stroke="none" svg:stroke-width="0.03cm" svg:stroke-color="#000000" draw:marker-start="" draw:marker-start-width="0.289cm" draw:marker-start-center="false" draw:marker-end="" draw:marker-end-width="0.289cm" draw:marker-end-center="false" draw:fill="solid" draw:fill-color="#cccc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2" style:family="graphic">
      <style:graphic-properties draw:stroke="none" svg:stroke-width="0.03cm" svg:stroke-color="#000000" draw:marker-start="" draw:marker-start-width="0.289cm" draw:marker-start-center="false" draw:marker-end="" draw:marker-end-width="0.289cm" draw:marker-end-center="false" draw:fill="solid" draw:fill-color="#cccc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3" style:family="graphic">
      <style:graphic-properties draw:stroke="dash" draw:stroke-dash="Dashed_20__28_var_29__20_78" svg:stroke-width="0.019cm" svg:stroke-color="#000000" draw:marker-start="" draw:marker-start-width="0.28cm" draw:marker-start-center="false" draw:marker-end="" draw:marker-end-width="0.28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4" style:family="graphic">
      <style:graphic-properties draw:stroke="dash" draw:stroke-dash="Dashed_20__28_var_29__20_79" svg:stroke-width="0.019cm" svg:stroke-color="#000000" draw:marker-start="" draw:marker-start-width="0.28cm" draw:marker-start-center="false" draw:marker-end="" draw:marker-end-width="0.28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5" style:family="graphic">
      <style:graphic-properties draw:stroke="solid" svg:stroke-width="0.03cm" svg:stroke-color="#000000" draw:marker-start="" draw:marker-start-width="0.289cm" draw:marker-start-center="false" draw:marker-end="" draw:marker-end-width="0.289cm" draw:marker-end-center="false" draw:fill="solid" draw:fill-color="#99cc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46" style:family="graphic">
      <style:graphic-properties draw:stroke="solid" svg:stroke-width="0.03cm" svg:stroke-color="#000000" draw:marker-start="" draw:marker-start-width="0.289cm" draw:marker-start-center="false" draw:marker-end="" draw:marker-end-width="0.289cm" draw:marker-end-center="false" draw:fill="solid" draw:fill-color="#99cc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47" style:family="graphic">
      <style:graphic-properties draw:stroke="solid" svg:stroke-width="0.03cm" svg:stroke-color="#000000" draw:marker-start="" draw:marker-start-width="0.289cm" draw:marker-start-center="false" draw:marker-end="" draw:marker-end-width="0.289cm" draw:marker-end-center="false" draw:fill="solid" draw:fill-color="#99cc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48" style:family="graphic">
      <style:graphic-properties draw:stroke="solid" svg:stroke-width="0.03cm" svg:stroke-color="#000000" draw:marker-start="" draw:marker-start-width="0.289cm" draw:marker-start-center="false" draw:marker-end="" draw:marker-end-width="0.289cm" draw:marker-end-center="false" draw:fill="solid" draw:fill-color="#99cc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49" style:family="graphic">
      <style:graphic-properties draw:stroke="solid" svg:stroke-width="0.03cm" svg:stroke-color="#000000" draw:marker-start="" draw:marker-start-width="0.289cm" draw:marker-start-center="false" draw:marker-end="" draw:marker-end-width="0.289cm" draw:marker-end-center="false" draw:fill="solid" draw:fill-color="#cccccc" draw:textarea-horizontal-align="center" draw:textarea-vertical-align="middle" fo:padding-top="0.122cm" fo:padding-bottom="0.122cm" fo:padding-left="0.247cm" fo:padding-right="0.247cm" draw:shadow="hidden" draw:shadow-offset-x="0.3cm" draw:shadow-offset-y="0.3cm" draw:shadow-color="#808080" style:run-through="foreground"/>
    </style:style>
    <style:style style:name="gr50" style:family="graphic">
      <style:graphic-properties draw:stroke="solid" svg:stroke-width="0.03cm" svg:stroke-color="#000000" draw:marker-start="" draw:marker-start-width="0.289cm" draw:marker-start-center="false" draw:marker-end="" draw:marker-end-width="0.289cm" draw:marker-end-center="false" draw:fill="solid" draw:fill-color="#cccccc" draw:textarea-horizontal-align="center" draw:textarea-vertical-align="middle" fo:padding-top="0.122cm" fo:padding-bottom="0.122cm" fo:padding-left="0.247cm" fo:padding-right="0.247cm" draw:shadow="hidden" draw:shadow-offset-x="0.3cm" draw:shadow-offset-y="0.3cm" draw:shadow-color="#808080" style:run-through="foreground"/>
    </style:style>
    <style:style style:name="gr51" style:family="graphic">
      <style:graphic-properties draw:stroke="solid" svg:stroke-width="0.03cm" svg:stroke-color="#000000" draw:marker-start="" draw:marker-start-width="0.289cm" draw:marker-start-center="false" draw:marker-end="" draw:marker-end-width="0.289cm" draw:marker-end-center="false" draw:fill="solid" draw:fill-color="#cccccc" draw:textarea-horizontal-align="center" draw:textarea-vertical-align="middle" fo:padding-top="0.122cm" fo:padding-bottom="0.122cm" fo:padding-left="0.247cm" fo:padding-right="0.247cm" draw:shadow="hidden" draw:shadow-offset-x="0.3cm" draw:shadow-offset-y="0.3cm" draw:shadow-color="#808080" style:run-through="foreground"/>
    </style:style>
    <style:style style:name="gr52" style:family="graphic">
      <style:graphic-properties draw:stroke="solid" svg:stroke-width="0.03cm" svg:stroke-color="#000000" draw:marker-start="" draw:marker-start-width="0.289cm" draw:marker-start-center="false" draw:marker-end="" draw:marker-end-width="0.289cm" draw:marker-end-center="false" draw:fill="solid" draw:fill-color="#cccccc" draw:textarea-horizontal-align="center" draw:textarea-vertical-align="middle" fo:padding-top="0.122cm" fo:padding-bottom="0.122cm" fo:padding-left="0.247cm" fo:padding-right="0.247cm" draw:shadow="hidden" draw:shadow-offset-x="0.3cm" draw:shadow-offset-y="0.3cm" draw:shadow-color="#808080" style:run-through="foreground"/>
    </style:style>
    <style:style style:name="gr53" style:family="graphic">
      <style:graphic-properties draw:stroke="solid" svg:stroke-width="0.049cm" svg:stroke-color="#000000" draw:marker-start="" draw:marker-start-width="0.319cm" draw:marker-start-center="false" draw:marker-end="" draw:marker-end-width="0.319cm" draw:marker-end-center="false" draw:fill="solid" draw:fill-color="#cccccc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 style:run-through="foreground"/>
    </style:style>
    <style:style style:name="gr54" style:family="graphic">
      <style:graphic-properties draw:stroke="solid" svg:stroke-width="0.049cm" svg:stroke-color="#000000" draw:marker-start="" draw:marker-start-width="0.319cm" draw:marker-start-center="false" draw:marker-end="" draw:marker-end-width="0.319cm" draw:marker-end-center="false" draw:fill="solid" draw:fill-color="#cccccc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 style:run-through="foreground"/>
    </style:style>
    <style:style style:name="gr55" style:family="graphic">
      <style:graphic-properties draw:stroke="solid" svg:stroke-width="0.049cm" svg:stroke-color="#000000" draw:marker-start="" draw:marker-start-width="0.319cm" draw:marker-start-center="false" draw:marker-end="" draw:marker-end-width="0.319cm" draw:marker-end-center="false" draw:fill="solid" draw:fill-color="#cccccc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 style:run-through="foreground"/>
    </style:style>
    <style:style style:name="gr56" style:family="graphic">
      <style:graphic-properties draw:stroke="solid" svg:stroke-width="0.049cm" svg:stroke-color="#000000" draw:marker-start="" draw:marker-start-width="0.319cm" draw:marker-start-center="false" draw:marker-end="" draw:marker-end-width="0.319cm" draw:marker-end-center="false" draw:fill="solid" draw:fill-color="#cccccc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ire d'un parallélogramme – aire d'un triangle<text:tab/> 1<text:span text:style-name="T3">0</text:span>.1</text:p>
      <text:p text:style-name="P2"/>
      <text:p text:style-name="P2"/>
      <text:p text:style-name="P2"/>
      <text:section text:style-name="Sect1" text:name="Section1">
        <text:p text:style-name="Titre_20_Partie">1) Aire d'un parallélogramme</text:p>
        <text:p text:style-name="P8">On cherche à déterminer l'aire du parallélogramme <text:span text:style-name="T1">ABCD</text:span> ci-dessous. Pour cela, on a découpé à droite le triangle <text:span text:style-name="T1">HBC</text:span> pour le recoller à gauche en <text:span text:style-name="T1">H'AD</text:span>.</text:p>
        <text:p text:style-name="P9"><draw:g text:anchor-type="as-char" draw:z-index="0" draw:style-name="gr1"><draw:polygon draw:style-name="gr2" draw:text-style-name="P13" svg:width="4.291cm" svg:height="1.932cm" svg:x="0.52cm" svg:y="0.624cm" svg:viewBox="0 0 4292 1933" draw:points="4292,1933 4292,0 1742,8 0,1933 4284,1933"><text:p/></draw:polygon><draw:custom-shape draw:style-name="gr3" draw:text-style-name="P14" svg:width="1.726cm" svg:height="1.916cm" svg:x="4.81cm" svg:y="0.635cm"><text:p/><draw:enhanced-geometry svg:viewBox="0 0 21600 21600" draw:mirror-vertical="true" draw:glue-points="10800 0 5400 10800 0 21600 10800 21600 21600 21600 16200 10800" draw:text-areas="1900 12700 12700 19700" draw:type="right-triangle" draw:enhanced-path="M 0 0 L 21600 21600 0 21600 0 0 Z N"/></draw:custom-shape><draw:frame draw:style-name="gr4" draw:text-style-name="P16" svg:width="0.74cm" svg:height="0.659cm" svg:x="0cm" svg:y="2.524cm"><draw:text-box><text:p text:style-name="P15"><text:span text:style-name="T4">A</text:span></text:p></draw:text-box></draw:frame><draw:frame draw:style-name="gr4" draw:text-style-name="P16" svg:width="0.74cm" svg:height="0.659cm" svg:x="4.493cm" svg:y="2.549cm"><draw:text-box><text:p text:style-name="P15"><text:span text:style-name="T4">B</text:span></text:p></draw:text-box></draw:frame><draw:frame draw:style-name="gr5" draw:text-style-name="P16" svg:width="0.761cm" svg:height="0.659cm" svg:x="1.85cm" svg:y="0.009cm"><draw:text-box><text:p text:style-name="P15"><text:span text:style-name="T4">D</text:span></text:p></draw:text-box></draw:frame><draw:frame draw:style-name="gr5" draw:text-style-name="P16" svg:width="0.761cm" svg:height="0.659cm" svg:x="6.325cm" svg:y="0.023cm"><draw:text-box><text:p text:style-name="P15"><text:span text:style-name="T4">C</text:span></text:p></draw:text-box></draw:frame><draw:g draw:style-name="gr6"><draw:line draw:style-name="gr7" draw:text-style-name="P17" svg:x1="0.515cm" svg:y1="2.562cm" svg:x2="4.81cm" svg:y2="2.562cm"><text:p/></draw:line><draw:line draw:style-name="gr7" draw:text-style-name="P17" svg:x1="2.263cm" svg:y1="0.64cm" svg:x2="4.81cm" svg:y2="0.64cm"><text:p/></draw:line><draw:line draw:style-name="gr7" draw:text-style-name="P17" svg:x1="4.81cm" svg:y1="0.64cm" svg:x2="6.556cm" svg:y2="0.64cm"><text:p/></draw:line><draw:line draw:style-name="gr7" draw:text-style-name="P17" svg:x1="6.556cm" svg:y1="0.64cm" svg:x2="4.81cm" svg:y2="2.566cm"><text:p/></draw:line><draw:line draw:style-name="gr7" draw:text-style-name="P17" svg:x1="2.263cm" svg:y1="0.64cm" svg:x2="0.515cm" svg:y2="2.566cm"><text:p/></draw:line></draw:g><draw:frame draw:style-name="gr5" draw:text-style-name="P16" svg:width="0.761cm" svg:height="0.659cm" svg:x="4.441cm" svg:y="0cm"><draw:text-box><text:p text:style-name="P15"><text:span text:style-name="T4">H</text:span></text:p></draw:text-box></draw:frame><draw:g draw:style-name="gr6"><draw:line draw:style-name="gr8" draw:text-style-name="P17" svg:x1="4.509cm" svg:y1="2.562cm" svg:x2="4.509cm" svg:y2="2.262cm"><text:p/></draw:line><draw:line draw:style-name="gr8" draw:text-style-name="P17" svg:x1="4.509cm" svg:y1="2.262cm" svg:x2="4.811cm" svg:y2="2.262cm"><text:p/></draw:line><draw:line draw:style-name="gr9" draw:text-style-name="P17" svg:x1="4.81cm" svg:y1="0.64cm" svg:x2="4.81cm" svg:y2="2.566cm"><text:p/></draw:line><draw:line draw:style-name="gr8" draw:text-style-name="P17" svg:x1="4.811cm" svg:y1="0.938cm" svg:x2="4.509cm" svg:y2="0.938cm"><text:p/></draw:line><draw:line draw:style-name="gr8" draw:text-style-name="P17" svg:x1="4.509cm" svg:y1="0.94cm" svg:x2="4.509cm" svg:y2="0.64cm"><text:p/></draw:line><draw:line draw:style-name="gr10" draw:text-style-name="P17" svg:x1="0.518cm" svg:y1="2.574cm" svg:x2="0.518cm" svg:y2="0.624cm"><text:p/></draw:line><draw:line draw:style-name="gr11" draw:text-style-name="P17" svg:x1="2.276cm" svg:y1="0.635cm" svg:x2="0.518cm" svg:y2="0.635cm"><text:p/></draw:line></draw:g><draw:frame draw:style-name="gr12" draw:text-style-name="P16" svg:width="0.828cm" svg:height="0.659cm" svg:x="0.012cm" svg:y="0.009cm"><draw:text-box><text:p text:style-name="P15"><text:span text:style-name="T4">H'</text:span></text:p></draw:text-box></draw:frame><draw:path draw:style-name="gr13" draw:text-style-name="P17" svg:width="4.485cm" svg:height="0.7cm" draw:transform="rotate (3.13286600732982) translate (5.29067619258622cm 1.62014590308478cm)" svg:viewBox="0 0 4486 701" svg:d="M0 37c376 681 1778 666 2132 663s1962 39 2354-700"><text:p/></draw:path><draw:polygon draw:style-name="gr14" draw:text-style-name="P18" svg:width="4.299cm" svg:height="1.924cm" svg:x="0.518cm" svg:y="0.64cm" svg:viewBox="0 0 4300 1925" draw:points="8,8 8,1925 4300,1925 4300,0 0,0"><text:p/></draw:polygon></draw:g></text:p>
        <text:list xml:id="list402140091" text:style-name="List_20_1">
          <text:list-item>
            <text:p text:style-name="P12">Quelle est l'aire du rectangle hachuré obtenu ?<text:line-break/><text:line-break/>Aire (<text:span text:style-name="T1">ABHH'</text:span>) = <text:span text:style-name="T1">AB</text:span> <text:span text:style-name="T2">×</text:span><text:line-break/></text:p>
          </text:list-item>
          <text:list-item>
            <text:p text:style-name="P12">En déduire l'aire du parallélogramme initial :<text:line-break/><text:line-break/>Aire (<text:span text:style-name="T1">ABCD</text:span>) = <text:line-break/></text:p>
          </text:list-item>
          <text:list-item>
            <text:p text:style-name="P11">Les parallélogrammes ci-dessous ont-ils tous la même aire ?</text:p>
          </text:list-item>
        </text:list>
        <text:p text:style-name="Standard"/>
        <text:p text:style-name="P7"><draw:g text:anchor-type="as-char" draw:z-index="3" draw:name="Forme1" draw:style-name="gr28"><draw:line draw:style-name="gr29" draw:text-style-name="P21" svg:x1="-0.001cm" svg:y1="1.497cm" svg:x2="7.24cm" svg:y2="1.497cm"><text:p/></draw:line><draw:line draw:style-name="gr30" draw:text-style-name="P21" svg:x1="-0.001cm" svg:y1="-0.001cm" svg:x2="7.24cm" svg:y2="-0.001cm"><text:p/></draw:line><draw:line draw:style-name="gr31" draw:text-style-name="P21" svg:x1="1.626cm" svg:y1="1.498cm" svg:x2="2.126cm" svg:y2="-0.001cm"><text:p/></draw:line><draw:line draw:style-name="gr32" draw:text-style-name="P21" svg:x1="3.125cm" svg:y1="1.498cm" svg:x2="4.125cm" svg:y2="-0.001cm"><text:p/></draw:line><draw:line draw:style-name="gr33" draw:text-style-name="P21" svg:x1="4.624cm" svg:y1="1.498cm" svg:x2="6.124cm" svg:y2="-0.001cm"><text:p/></draw:line><draw:line draw:style-name="gr34" draw:text-style-name="P21" svg:x1="2.625cm" svg:y1="1.498cm" svg:x2="3.125cm" svg:y2="-0.001cm"><text:p/></draw:line><draw:line draw:style-name="gr35" draw:text-style-name="P21" svg:x1="4.124cm" svg:y1="1.498cm" svg:x2="5.123cm" svg:y2="-0.001cm"><text:p/></draw:line><draw:line draw:style-name="gr36" draw:text-style-name="P21" svg:x1="5.624cm" svg:y1="1.498cm" svg:x2="7.124cm" svg:y2="-0.001cm"><text:p/></draw:line><draw:line draw:style-name="gr37" draw:text-style-name="P21" svg:x1="1.125cm" svg:y1="1.498cm" svg:x2="1.125cm" svg:y2="-0.001cm"><text:p/></draw:line><draw:line draw:style-name="gr38" draw:text-style-name="P21" svg:x1="0.125cm" svg:y1="1.498cm" svg:x2="0.125cm" svg:y2="-0.001cm"><text:p/></draw:line><draw:g draw:style-name="gr6"><draw:polygon draw:style-name="gr39" draw:text-style-name="P22" svg:width="0.999cm" svg:height="1.498cm" svg:x="0.125cm" svg:y="-0.001cm" svg:viewBox="0 0 1000 1499" draw:points="0,1499 0,0 1000,0 1000,1499"><text:p/></draw:polygon><draw:polygon draw:style-name="gr40" draw:text-style-name="P22" svg:width="1.499cm" svg:height="1.498cm" svg:x="1.626cm" svg:y="-0.001cm" svg:viewBox="0 0 1500 1499" draw:points="0,1499 500,0 1500,0 999,1499"><text:p/></draw:polygon><draw:polygon draw:style-name="gr41" draw:text-style-name="P22" svg:width="1.998cm" svg:height="1.498cm" svg:x="3.125cm" svg:y="-0.001cm" svg:viewBox="0 0 1999 1499" draw:points="0,1499 1000,0 1999,0 1000,1499"><text:p/></draw:polygon><draw:polygon draw:style-name="gr42" draw:text-style-name="P22" svg:width="2.498cm" svg:height="1.498cm" svg:x="4.624cm" svg:y="-0.001cm" svg:viewBox="0 0 2499 1499" draw:points="0,1499 1500,0 2499,0 1000,1499"><text:p/></draw:polygon></draw:g></draw:g></text:p>
        <text:p text:style-name="Table_20_Contents"/>
        <text:p text:style-name="P3">2) Aire d'un triangle : 1ère méthode</text:p>
        <text:p text:style-name="Table_20_Contents">On cherche à déterminer l'aire du triangle <text:span text:style-name="T1">ABC</text:span> ci-dessous.</text:p>
        <text:p text:style-name="Table_20_Contents">Pour cela, on a tracé le rectangle <text:span text:style-name="T1">ABJI</text:span>.</text:p>
        <text:p text:style-name="P9"><draw:g text:anchor-type="as-char" draw:z-index="1" draw:style-name="gr1"><draw:polygon draw:style-name="gr15" draw:text-style-name="P14" svg:width="4.232cm" svg:height="1.93cm" svg:x="0.56cm" svg:y="0.596cm" svg:viewBox="0 0 4233 1931" draw:points="0,1931 1926,0 4233,1923 8,1923"><text:p/></draw:polygon><draw:frame draw:style-name="gr4" draw:text-style-name="P16" svg:width="0.74cm" svg:height="0.659cm" svg:x="0cm" svg:y="2.503cm"><draw:text-box><text:p text:style-name="P15"><text:span text:style-name="T4">A</text:span></text:p></draw:text-box></draw:frame><draw:frame draw:style-name="gr4" draw:text-style-name="P16" svg:width="0.74cm" svg:height="0.659cm" svg:x="4.651cm" svg:y="2.503cm"><draw:text-box><text:p text:style-name="P15"><text:span text:style-name="T4">B</text:span></text:p></draw:text-box></draw:frame><draw:frame draw:style-name="gr5" draw:text-style-name="P16" svg:width="0.761cm" svg:height="0.659cm" svg:x="2.087cm" svg:y="0cm"><draw:text-box><text:p text:style-name="P15"><text:span text:style-name="T4">C</text:span></text:p></draw:text-box></draw:frame><draw:g draw:style-name="gr6"><draw:line draw:style-name="gr16" draw:text-style-name="P17" svg:x1="0.539cm" svg:y1="2.529cm" svg:x2="4.834cm" svg:y2="2.529cm"><text:p/></draw:line><draw:line draw:style-name="gr16" draw:text-style-name="P17" svg:x1="2.472cm" svg:y1="0.59cm" svg:x2="4.835cm" svg:y2="2.525cm"><text:p/></draw:line><draw:line draw:style-name="gr16" draw:text-style-name="P17" svg:x1="2.486cm" svg:y1="0.59cm" svg:x2="0.539cm" svg:y2="2.528cm"><text:p/></draw:line></draw:g><draw:frame draw:style-name="gr5" draw:text-style-name="P16" svg:width="0.761cm" svg:height="0.659cm" svg:x="2.11cm" svg:y="2.503cm"><draw:text-box><text:p text:style-name="P15"><text:span text:style-name="T4">H</text:span></text:p></draw:text-box></draw:frame><draw:frame draw:style-name="gr17" draw:text-style-name="P16" svg:width="0.604cm" svg:height="0.659cm" svg:x="0.069cm" svg:y="0cm"><draw:text-box><text:p text:style-name="P15"><text:span text:style-name="T4">I</text:span></text:p></draw:text-box></draw:frame><draw:frame draw:style-name="gr18" draw:text-style-name="P16" svg:width="0.682cm" svg:height="0.659cm" svg:x="4.678cm" svg:y="0cm"><draw:text-box><text:p text:style-name="P15"><text:span text:style-name="T4">J</text:span></text:p></draw:text-box></draw:frame><draw:g draw:style-name="gr6"><draw:line draw:style-name="gr8" draw:text-style-name="P17" svg:x1="2.187cm" svg:y1="2.524cm" svg:x2="2.187cm" svg:y2="2.224cm"><text:p/></draw:line><draw:line draw:style-name="gr8" draw:text-style-name="P17" svg:x1="2.187cm" svg:y1="2.224cm" svg:x2="2.489cm" svg:y2="2.224cm"><text:p/></draw:line><draw:line draw:style-name="gr19" draw:text-style-name="P17" svg:x1="2.482cm" svg:y1="0.61cm" svg:x2="2.482cm" svg:y2="2.536cm"><text:p/></draw:line><draw:line draw:style-name="gr20" draw:text-style-name="P17" svg:x1="0.532cm" svg:y1="0.602cm" svg:x2="4.808cm" svg:y2="0.602cm"><text:p/></draw:line><draw:line draw:style-name="gr21" draw:text-style-name="P17" svg:x1="4.811cm" svg:y1="0.597cm" svg:x2="4.817cm" svg:y2="2.528cm"><text:p/></draw:line><draw:line draw:style-name="gr22" draw:text-style-name="P17" svg:x1="0.539cm" svg:y1="0.598cm" svg:x2="0.545cm" svg:y2="2.529cm"><text:p/></draw:line></draw:g><draw:rect draw:style-name="gr23" draw:text-style-name="P19" svg:width="4.298cm" svg:height="1.911cm" svg:x="0.48cm" svg:y="0.61cm"><text:p/></draw:rect></draw:g></text:p>
        <text:list xml:id="list165110777364882" text:continue-list="list402140091" text:style-name="List_20_1">
          <text:list-item text:start-value="1">
            <text:p text:style-name="P12">Quelle est l'aire du rectangle hachuré <text:span text:style-name="T1">ABJI</text:span> ?<text:line-break/><text:line-break/>Aire (<text:span text:style-name="T1">ABJI</text:span>) = <text:span text:style-name="T1">AB</text:span> <text:span text:style-name="T2">×</text:span><text:line-break/></text:p>
          </text:list-item>
          <text:list-item>
            <text:p text:style-name="P12">En déduire l'aire du triangle initial :<text:line-break/><text:line-break/>Aire (<text:span text:style-name="T1">ABC</text:span>) = </text:p>
          </text:list-item>
        </text:list>
        <text:p text:style-name="Table_20_Contents"/>
        <text:p text:style-name="P6"/>
        <text:p text:style-name="P4">3) Aire d'un triangle : 2ème méthode</text:p>
        <text:p text:style-name="Table_20_Contents">On a repris ci-dessous le même triangle <text:span text:style-name="T1">ABC</text:span> que précédemment, mais en traçant cette fois-ci le parallélogramme <text:span text:style-name="T1">ABDC</text:span>.</text:p>
        <text:p text:style-name="P10"><draw:g text:anchor-type="as-char" draw:z-index="2" draw:style-name="gr1"><draw:polygon draw:style-name="gr15" draw:text-style-name="P14" svg:width="4.232cm" svg:height="1.93cm" svg:x="0.618cm" svg:y="0.497cm" svg:viewBox="0 0 4233 1931" draw:points="0,1931 1926,0 4233,1923 8,1923"><text:p/></draw:polygon><draw:frame draw:style-name="gr4" draw:text-style-name="P16" svg:width="0.74cm" svg:height="0.659cm" svg:x="0cm" svg:y="2.298cm"><draw:text-box><text:p text:style-name="P15"><text:span text:style-name="T4">A</text:span></text:p></draw:text-box></draw:frame><draw:frame draw:style-name="gr4" draw:text-style-name="P16" svg:width="0.74cm" svg:height="0.659cm" svg:x="4.69cm" svg:y="2.358cm"><draw:text-box><text:p text:style-name="P15"><text:span text:style-name="T4">B</text:span></text:p></draw:text-box></draw:frame><draw:frame draw:style-name="gr5" draw:text-style-name="P16" svg:width="0.761cm" svg:height="0.659cm" svg:x="1.977cm" svg:y="0.002cm"><draw:text-box><text:p text:style-name="P15"><text:span text:style-name="T4">C</text:span></text:p></draw:text-box></draw:frame><draw:g draw:style-name="gr6"><draw:line draw:style-name="gr16" draw:text-style-name="P17" svg:x1="0.597cm" svg:y1="2.427cm" svg:x2="4.892cm" svg:y2="2.427cm"><text:p/></draw:line><draw:line draw:style-name="gr16" draw:text-style-name="P17" svg:x1="2.53cm" svg:y1="0.49cm" svg:x2="4.893cm" svg:y2="2.425cm"><text:p/></draw:line><draw:line draw:style-name="gr16" draw:text-style-name="P17" svg:x1="2.544cm" svg:y1="0.49cm" svg:x2="0.597cm" svg:y2="2.428cm"><text:p/></draw:line></draw:g><draw:frame draw:style-name="gr5" draw:text-style-name="P16" svg:width="0.761cm" svg:height="0.659cm" svg:x="2cm" svg:y="2.367cm"><draw:text-box><text:p text:style-name="P15"><text:span text:style-name="T4">H</text:span></text:p></draw:text-box></draw:frame><draw:g draw:style-name="gr6"><draw:line draw:style-name="gr8" draw:text-style-name="P17" svg:x1="2.245cm" svg:y1="2.42cm" svg:x2="2.245cm" svg:y2="2.12cm"><text:p/></draw:line><draw:line draw:style-name="gr8" draw:text-style-name="P17" svg:x1="2.245cm" svg:y1="2.12cm" svg:x2="2.547cm" svg:y2="2.12cm"><text:p/></draw:line><draw:line draw:style-name="gr24" draw:text-style-name="P17" svg:x1="2.54cm" svg:y1="0.508cm" svg:x2="2.54cm" svg:y2="2.434cm"><text:p/></draw:line><draw:line draw:style-name="gr25" draw:text-style-name="P17" svg:x1="2.55cm" svg:y1="0.501cm" svg:x2="6.826cm" svg:y2="0.501cm"><text:p/></draw:line><draw:line draw:style-name="gr26" draw:text-style-name="P17" svg:x1="6.835cm" svg:y1="0.497cm" svg:x2="4.875cm" svg:y2="2.428cm"><text:p/></draw:line></draw:g><draw:frame draw:style-name="gr5" draw:text-style-name="P16" svg:width="0.761cm" svg:height="0.659cm" svg:x="6.645cm" svg:y="0cm"><draw:text-box><text:p text:style-name="P15"><text:span text:style-name="T4">D</text:span></text:p></draw:text-box></draw:frame><draw:polygon draw:style-name="gr27" draw:text-style-name="P20" svg:width="6.059cm" svg:height="1.924cm" svg:x="0.742cm" svg:y="0.498cm" svg:viewBox="0 0 6060 1925" draw:points="6060,0 1821,8 0,1925 4055,1899"><text:p/></draw:polygon></draw:g></text:p>
        <text:list xml:id="list165109937213055" text:continue-list="list165110777364882" text:style-name="List_20_1">
          <text:list-item text:start-value="1">
            <text:p text:style-name="P12">D'après le 1), quelle est l'aire de <text:span text:style-name="T1">ABDC</text:span> ?<text:line-break/><text:line-break/>Aire (<text:span text:style-name="T1">ABDC</text:span>) = <text:span text:style-name="T1">AB</text:span> <text:span text:style-name="T2">×</text:span><text:line-break/></text:p>
          </text:list-item>
          <text:list-item>
            <text:p text:style-name="P12">En déduire l'aire du triangle initial :<text:line-break/><text:line-break/>Aire (<text:span text:style-name="T1">ABC</text:span>) = <text:line-break/></text:p>
          </text:list-item>
          <text:list-item>
            <text:p text:style-name="P12">Ce nouveau résultat est-il cohérent avec celui du 2) ?<text:line-break/><text:line-break/></text:p>
          </text:list-item>
          <text:list-item>
            <text:p text:style-name="P11">Les triangles ci-dessous ont-ils tous la même aire ?</text:p>
          </text:list-item>
        </text:list>
        <text:p text:style-name="Table_20_Contents"/>
        <text:p text:style-name="P7"><draw:g text:anchor-type="as-char" draw:z-index="4" draw:name="Forme2" draw:style-name="gr28"><draw:line draw:style-name="gr43" draw:text-style-name="P21" svg:x1="-0.001cm" svg:y1="1.501cm" svg:x2="6.809cm" svg:y2="1.501cm"><text:p/></draw:line><draw:line draw:style-name="gr44" draw:text-style-name="P21" svg:x1="-0.001cm" svg:y1="0.002cm" svg:x2="6.809cm" svg:y2="0.002cm"><text:p/></draw:line><draw:polyline draw:style-name="gr45" draw:text-style-name="P21" svg:width="1.58cm" svg:height="0.949cm" draw:transform="skewX (0.00122173047639601) rotate (1.25017934320354) translate (0.135918745084777cm 1.49940782376085cm)" svg:viewBox="0 0 1581 950" draw:points="0,0 1581,3 317,950"><text:p/></draw:polyline><draw:polyline draw:style-name="gr46" draw:text-style-name="P21" svg:width="1.802cm" svg:height="0.832cm" draw:transform="rotate (0.982271303022409) translate (1.63659267907164cm 1.49933114990185cm)" svg:viewBox="0 0 1803 833" draw:points="0,0 1803,0 556,833"><text:p/></draw:polyline><draw:polyline draw:style-name="gr47" draw:text-style-name="P21" svg:width="2.12cm" svg:height="0.707cm" draw:transform="skewX (-0.00122173047639595) rotate (0.784525498771451) translate (3.13690511704923cm 1.50281691948405cm)" svg:viewBox="0 0 2121 708" draw:points="0,1 2121,0 707,708"><text:p/></draw:polyline><draw:polyline draw:style-name="gr48" draw:text-style-name="P21" svg:width="2.499cm" svg:height="0.6cm" draw:transform="skewX (-0.00122173047639603) rotate (0.642106631808714) translate (4.63689526274085cm 1.50155455085303cm)" svg:viewBox="0 0 2500 601" draw:points="0,2 2500,0 800,601"><text:p/></draw:polyline><draw:g draw:style-name="gr6"><draw:polygon draw:style-name="gr49" draw:text-style-name="P22" svg:width="1cm" svg:height="1.498cm" svg:x="0.136cm" svg:y="0.002cm" svg:viewBox="0 0 1001 1499" draw:points="0,1499 501,0 1001,1499"><text:p/></draw:polygon><draw:polygon draw:style-name="gr50" draw:text-style-name="P22" svg:width="1cm" svg:height="1.498cm" svg:x="1.636cm" svg:y="0.002cm" svg:viewBox="0 0 1001 1499" draw:points="0,1499 1001,0 1001,1499"><text:p/></draw:polygon><draw:polygon draw:style-name="gr51" draw:text-style-name="P22" svg:width="1.5cm" svg:height="1.498cm" svg:x="3.137cm" svg:y="0.002cm" svg:viewBox="0 0 1501 1499" draw:points="0,1499 1501,0 1001,1499"><text:p/></draw:polygon><draw:polygon draw:style-name="gr52" draw:text-style-name="P22" svg:width="2cm" svg:height="1.498cm" svg:x="4.638cm" svg:y="0.002cm" svg:viewBox="0 0 2001 1499" draw:points="0,1499 2001,0 1000,1499"><text:p/></draw:polygon></draw:g><draw:g draw:style-name="gr6"><draw:polygon draw:style-name="gr53" draw:text-style-name="P22" svg:width="1cm" svg:height="1.498cm" svg:x="0.136cm" svg:y="0.002cm" svg:viewBox="0 0 1001 1499" draw:points="0,1499 501,0 1001,1499"><text:p/></draw:polygon><draw:polygon draw:style-name="gr54" draw:text-style-name="P22" svg:width="1cm" svg:height="1.498cm" svg:x="1.636cm" svg:y="0.002cm" svg:viewBox="0 0 1001 1499" draw:points="0,1499 1001,0 1001,1499"><text:p/></draw:polygon><draw:polygon draw:style-name="gr55" draw:text-style-name="P22" svg:width="1.5cm" svg:height="1.498cm" svg:x="3.137cm" svg:y="0.002cm" svg:viewBox="0 0 1501 1499" draw:points="0,1499 1501,0 1001,1499"><text:p/></draw:polygon><draw:polygon draw:style-name="gr56" draw:text-style-name="P22" svg:width="2cm" svg:height="1.498cm" svg:x="4.638cm" svg:y="0.002cm" svg:viewBox="0 0 2001 1499" draw:points="0,1499 2001,0 1000,1499"><text:p/></draw:polygon></draw:g></draw:g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2" svg:font-family="Tahoma"/>
    <style:font-face style:name="OpenSymbol" svg:font-family="OpenSymbol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Tahoma" svg:font-family="Tahom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.06cm" draw:rotation="900"/>
    <draw:hatch draw:name="Hatching_20_2" draw:display-name="Hatching 2" draw:style="single" draw:color="#000000" draw:distance="0.113cm" draw:rotation="900"/>
    <draw:hatch draw:name="Hatching_20_3" draw:display-name="Hatching 3" draw:style="single" draw:color="#000000" draw:distance="0.113cm" draw:rotation="900"/>
    <draw:hatch draw:name="Hatching_20_4" draw:display-name="Hatching 4" draw:style="single" draw:color="#000000" draw:distance="0.113cm" draw:rotation="3150"/>
    <draw:hatch draw:name="Hatching_20_5" draw:display-name="Hatching 5" draw:style="single" draw:color="#000000" draw:distance="0.113cm" draw:rotation="450"/>
    <draw:hatch draw:name="Hatching_20_6" draw:display-name="Hatching 6" draw:style="single" draw:color="#000000" draw:distance="0.113cm" draw:rotation="450"/>
    <draw:hatch draw:name="Hatching_20_7" draw:display-name="Hatching 7" draw:style="single" draw:color="#000000" draw:distance="0.113cm" draw:rotation="450"/>
    <draw:hatch draw:name="Hatching_20_8" draw:display-name="Hatching 8" draw:style="single" draw:color="#000000" draw:distance="0.113cm" draw:rotation="450"/>
    <draw:hatch draw:name="Hatching_20_9" draw:display-name="Hatching 9" draw:style="single" draw:color="#000000" draw:distance="0.113cm" draw:rotation="450"/>
    <draw:hatch draw:name="Noir_20_-45_20_degrés_20_espacées" draw:display-name="Noir -45 degrés espacées" draw:style="single" draw:color="#000000" draw:distance="0.096cm" draw:rotation="3150"/>
    <draw:marker draw:name="Arrow" svg:viewBox="0 0 20 30" svg:d="M10 0l-10 30h20z"/>
    <draw:stroke-dash draw:name="Dashed_20__28_var_29__20_1" draw:display-name="Dashed (var) 1" draw:style="rect" draw:dots1="1" draw:dots1-length="0.016cm" draw:dots2="1" draw:dots2-length="0.016cm" draw:distance="0.016cm"/>
    <draw:stroke-dash draw:name="Dashed_20__28_var_29__20_2" draw:display-name="Dashed (var) 2" draw:style="rect" draw:dots1="1" draw:dots1-length="0.016cm" draw:dots2="1" draw:dots2-length="0.016cm" draw:distance="0.016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43" draw:display-name="Dashed (var) 43" draw:style="rect" draw:dots1="1" draw:dots1-length="0.002cm" draw:dots2="1" draw:dots2-length="0.002cm" draw:distance="0.002cm"/>
    <draw:stroke-dash draw:name="Dashed_20__28_var_29__20_44" draw:display-name="Dashed (var) 44" draw:style="rect" draw:dots1="1" draw:dots1-length="0.005cm" draw:dots2="1" draw:dots2-length="0.005cm" draw:distance="0.005cm"/>
    <draw:stroke-dash draw:name="Dashed_20__28_var_29__20_45" draw:display-name="Dashed (var) 45" draw:style="rect" draw:dots1="1" draw:dots1-length="0.005cm" draw:dots2="1" draw:dots2-length="0.005cm" draw:distance="0.005cm"/>
    <draw:stroke-dash draw:name="Dashed_20__28_var_29__20_46" draw:display-name="Dashed (var) 46" draw:style="rect" draw:dots1="1" draw:dots1-length="0.016cm" draw:dots2="1" draw:dots2-length="0.016cm" draw:distance="0.016cm"/>
    <draw:stroke-dash draw:name="Dashed_20__28_var_29__20_47" draw:display-name="Dashed (var) 47" draw:style="rect" draw:dots1="1" draw:dots1-length="0.016cm" draw:dots2="1" draw:dots2-length="0.016cm" draw:distance="0.016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60" draw:display-name="Dashed (var) 60" draw:style="rect" draw:dots1="1" draw:dots1-length="0.002cm" draw:dots2="1" draw:dots2-length="0.002cm" draw:distance="0.002cm"/>
    <draw:stroke-dash draw:name="Dashed_20__28_var_29__20_61" draw:display-name="Dashed (var) 61" draw:style="rect" draw:dots1="1" draw:dots1-length="0.002cm" draw:dots2="1" draw:dots2-length="0.002cm" draw:distance="0.002cm"/>
    <draw:stroke-dash draw:name="Dashed_20__28_var_29__20_62" draw:display-name="Dashed (var) 62" draw:style="rect" draw:dots1="1" draw:dots1-length="0.002cm" draw:dots2="1" draw:dots2-length="0.002cm" draw:distance="0.002cm"/>
    <draw:stroke-dash draw:name="Dashed_20__28_var_29__20_67" draw:display-name="Dashed (var) 67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1cm" draw:dots2="1" draw:dots2-length="0.001cm" draw:distance="0.001cm"/>
    <draw:stroke-dash draw:name="Dashed_20__28_var_29__20_69" draw:display-name="Dashed (var) 69" draw:style="rect" draw:dots1="1" draw:dots1-length="0.001cm" draw:dots2="1" draw:dots2-length="0.001cm" draw:distance="0.001cm"/>
    <draw:stroke-dash draw:name="Dashed_20__28_var_29__20_70" draw:display-name="Dashed (var) 70" draw:style="rect" draw:dots1="1" draw:dots1-length="0.001cm" draw:dots2="1" draw:dots2-length="0.001cm" draw:distance="0.001cm"/>
    <draw:stroke-dash draw:name="Dashed_20__28_var_29__20_71" draw:display-name="Dashed (var) 71" draw:style="rect" draw:dots1="1" draw:dots1-length="0.001cm" draw:dots2="1" draw:dots2-length="0.001cm" draw:distance="0.001cm"/>
    <draw:stroke-dash draw:name="Dashed_20__28_var_29__20_72" draw:display-name="Dashed (var) 72" draw:style="rect" draw:dots1="1" draw:dots1-length="0.001cm" draw:dots2="1" draw:dots2-length="0.001cm" draw:distance="0.001cm"/>
    <draw:stroke-dash draw:name="Dashed_20__28_var_29__20_73" draw:display-name="Dashed (var) 73" draw:style="rect" draw:dots1="1" draw:dots1-length="0.001cm" draw:dots2="1" draw:dots2-length="0.001cm" draw:distance="0.001cm"/>
    <draw:stroke-dash draw:name="Dashed_20__28_var_29__20_74" draw:display-name="Dashed (var) 74" draw:style="rect" draw:dots1="1" draw:dots1-length="0.001cm" draw:dots2="1" draw:dots2-length="0.001cm" draw:distance="0.001cm"/>
    <draw:stroke-dash draw:name="Dashed_20__28_var_29__20_75" draw:display-name="Dashed (var) 75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3cm" draw:dots2="1" draw:dots2-length="0.003cm" draw:distance="0.003cm"/>
    <draw:stroke-dash draw:name="Dashed_20__28_var_29__20_78" draw:display-name="Dashed (var) 78" draw:style="rect" draw:dots1="1" draw:dots1-length="0.016cm" draw:dots2="1" draw:dots2-length="0.016cm" draw:distance="0.016cm"/>
    <draw:stroke-dash draw:name="Dashed_20__28_var_29__20_79" draw:display-name="Dashed (var) 79" draw:style="rect" draw:dots1="1" draw:dots1-length="0.016cm" draw:dots2="1" draw:dots2-length="0.016cm" draw:distance="0.016cm"/>
    <draw:stroke-dash draw:name="Dashed_20__28_var_29__20_8" draw:display-name="Dashed (var) 8" draw:style="rect" draw:dots1="1" draw:dots1-length="0.009cm" draw:dots2="1" draw:dots2-length="0.009cm" draw:distance="0.009cm"/>
    <draw:stroke-dash draw:name="Dashed_20__28_var_29__20_80" draw:display-name="Dashed (var) 80" draw:style="rect" draw:dots1="1" draw:dots1-length="0.009cm" draw:dots2="1" draw:dots2-length="0.009cm" draw:distance="0.009cm"/>
    <draw:stroke-dash draw:name="Dashed_20__28_var_29__20_81" draw:display-name="Dashed (var) 81" draw:style="rect" draw:dots1="1" draw:dots1-length="0.009cm" draw:dots2="1" draw:dots2-length="0.009cm" draw:distance="0.009cm"/>
    <draw:stroke-dash draw:name="Dashed_20__28_var_29__20_82" draw:display-name="Dashed (var) 82" draw:style="rect" draw:dots1="1" draw:dots1-length="0.001cm" draw:dots2="1" draw:dots2-length="0.001cm" draw:distance="0.001cm"/>
    <draw:stroke-dash draw:name="Dashed_20__28_var_29__20_83" draw:display-name="Dashed (var) 83" draw:style="rect" draw:dots1="1" draw:dots1-length="0.001cm" draw:dots2="1" draw:dots2-length="0.001cm" draw:distance="0.001cm"/>
    <draw:stroke-dash draw:name="Dashed_20__28_var_29__20_84" draw:display-name="Dashed (var) 84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09cm" draw:dots2="1" draw:dots2-length="0.009cm" draw:distance="0.009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top="0cm" fo:margin-bottom="0.199cm" loext:contextual-spacing="false" style:page-number="auto" fo:background-color="transparent" fo:padding="0cm" fo:border-left="none" fo:border-right="none" fo:border-top="none" fo:border-bottom="0.51pt solid #000000" style:shadow="none" text:number-lines="false" text:line-number="0">
        <style:tab-stops/>
      </style:paragraph-properties>
      <style:text-properties fo:text-transform="uppercase" style:font-name="Arial" fo:font-family="Arial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left="0cm" fo:margin-right="0cm" fo:margin-top="0cm" fo:margin-bottom="0.199cm" loext:contextual-spacing="false" fo:text-indent="0cm" style:auto-text-indent="false" style:page-number="auto" fo:background-color="transparent" style:shadow="none">
        <style:tab-stops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loext:contextual-spacing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top="0cm" fo:margin-bottom="0.199cm" loext:contextual-spacing="false" fo:background-color="transparent" style:shadow="none">
        <style:tab-stops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itre_20_Partie" style:display-name="Titre Partie" style:family="paragraph" style:parent-style-name="Standard">
      <style:paragraph-properties fo:margin-top="0cm" fo:margin-bottom="0.199cm" loext:contextual-spacing="false"/>
      <style:text-properties style:font-name="Arial1" fo:font-family="Arial" style:font-style-name="Gras Italique" style:font-family-generic="swiss" style:font-pitch="variable" fo:font-style="italic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Zeichenforma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I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1">
        <style:list-level-properties text:min-label-width="0.499cm"/>
      </text:list-level-style-number>
      <text:list-level-style-number text:level="4" text:style-name="Numbering_20_Symbols" style:num-suffix=")" style:num-format="1">
        <style:list-level-properties text:min-label-width="0.499cm"/>
      </text:list-level-style-number>
      <text:list-level-style-number text:level="5" text:style-name="Numbering_20_Symbols" style:num-suffix=")" style:num-format="1">
        <style:list-level-properties text:min-label-width="0.499cm"/>
      </text:list-level-style-number>
      <text:list-level-style-number text:level="6" text:style-name="Numbering_20_Symbols" style:num-suffix=")" style:num-format="1">
        <style:list-level-properties text:min-label-width="0.499cm"/>
      </text:list-level-style-number>
      <text:list-level-style-number text:level="7" text:style-name="Numbering_20_Symbols" style:num-suffix=")" style:num-format="1">
        <style:list-level-properties text:min-label-width="0.499cm"/>
      </text:list-level-style-number>
      <text:list-level-style-number text:level="8" text:style-name="Numbering_20_Symbols" style:num-suffix=")" style:num-format="1">
        <style:list-level-properties text:min-label-width="0.499cm"/>
      </text:list-level-style-number>
      <text:list-level-style-number text:level="9" text:style-name="Numbering_20_Symbols" style:num-suffix=")" style:num-format="1">
        <style:list-level-properties text:min-label-width="0.499cm"/>
      </text:list-level-style-number>
      <text:list-level-style-number text:level="10" text:style-name="Numbering_20_Symbols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I" text:start-value="2">
        <style:list-level-properties text:min-label-width="0.499cm"/>
      </text:list-level-style-number>
      <text:list-level-style-number text:level="3" text:style-name="Numbering_20_Symbols" style:num-suffix=")" style:num-format="I" text:start-value="3">
        <style:list-level-properties text:min-label-width="0.499cm"/>
      </text:list-level-style-number>
      <text:list-level-style-number text:level="4" text:style-name="Numbering_20_Symbols" style:num-suffix=")" style:num-format="I" text:start-value="4">
        <style:list-level-properties text:min-label-width="0.499cm"/>
      </text:list-level-style-number>
      <text:list-level-style-number text:level="5" text:style-name="Numbering_20_Symbols" style:num-suffix=")" style:num-format="I" text:start-value="5">
        <style:list-level-properties text:min-label-width="0.499cm"/>
      </text:list-level-style-number>
      <text:list-level-style-number text:level="6" text:style-name="Numbering_20_Symbols" style:num-suffix=")" style:num-format="I" text:start-value="6">
        <style:list-level-properties text:min-label-width="0.499cm"/>
      </text:list-level-style-number>
      <text:list-level-style-number text:level="7" text:style-name="Numbering_20_Symbols" style:num-suffix=")" style:num-format="I" text:start-value="7">
        <style:list-level-properties text:min-label-width="0.499cm"/>
      </text:list-level-style-number>
      <text:list-level-style-number text:level="8" text:style-name="Numbering_20_Symbols" style:num-suffix=")" style:num-format="I" text:start-value="8">
        <style:list-level-properties text:min-label-width="0.499cm"/>
      </text:list-level-style-number>
      <text:list-level-style-number text:level="9" text:style-name="Numbering_20_Symbols" style:num-suffix=")" style:num-format="I" text:start-value="9">
        <style:list-level-properties text:min-label-width="0.499cm"/>
      </text:list-level-style-number>
      <text:list-level-style-number text:level="10" text:style-name="Numbering_20_Symbols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499cm" text:min-label-distance="0.101cm"/>
      </text:list-level-style-number>
      <text:list-level-style-number text:level="2" text:style-name="Numbering_20_Symbols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style:num-suffix=")" style:num-format="a" text:start-value="10">
        <style:list-level-properties text:min-label-width="0.499cm" text:min-label-distance="0.101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Tahoma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Tahoma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Tahoma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Tahoma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Tahoma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Tahoma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Tahoma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Tahoma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Tahoma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Tahoma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Exos">
      <text:list-level-style-number text:level="1" text:style-name="Zeichenformat" style:num-suffix=")" style:num-format="I">
        <style:list-level-properties text:min-label-width="0.499cm"/>
      </text:list-level-style-number>
      <text:list-level-style-number text:level="2" text:style-name="Zeichenformat" style:num-suffix=")" style:num-format="1">
        <style:list-level-properties text:space-before="0.499cm" text:min-label-width="0.499cm"/>
      </text:list-level-style-number>
      <text:list-level-style-bullet text:level="3" text:style-name="Zeichenformat" text:bullet-char="•">
        <style:list-level-properties text:space-before="1.905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2.54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3.175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3.8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4.445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5.08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5.715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6.35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file-name text:display="name-and-extension">5-perimetres-aires-ap-parallelogrammes-triangles.odt</text:file-n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Thibaud FONTANET</meta:initial-creator>
    <meta:creation-date>2006-09-10T11:53:40</meta:creation-date>
    <dc:date>2018-04-16T16:51:08.427000000</dc:date>
    <meta:print-date>2012-06-18T22:29:07.05</meta:print-date>
    <dc:language>fr-FR</dc:language>
    <meta:editing-cycles>162</meta:editing-cycles>
    <meta:editing-duration>P1DT18H50M32S</meta:editing-duration>
    <meta:document-statistic meta:table-count="0" meta:image-count="0" meta:object-count="0" meta:page-count="1" meta:paragraph-count="23" meta:word-count="194" meta:character-count="1114" meta:non-whitespace-character-count="929"/>
    <meta:user-defined meta:name="Info 1"/>
    <meta:user-defined meta:name="Info 2"/>
    <meta:user-defined meta:name="Info 3"/>
    <meta:user-defined meta:name="Info 4"/>
  </office:meta>
</office:document-meta>
</file>